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.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t.setFace(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String face , String colo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Font( String face ,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int size ,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String colo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